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ope One" svg:font-family="'Scope One'"/>
    <style:font-face style:name="var font-code" svg:font-family="'var font-code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df6" officeooo:paragraph-rsid="00075df6"/>
    </style:style>
    <style:style style:name="P2" style:family="paragraph" style:parent-style-name="Standard">
      <style:paragraph-properties fo:text-align="start" style:justify-single-word="false"/>
      <style:text-properties officeooo:rsid="00075df6" officeooo:paragraph-rsid="00075df6"/>
    </style:style>
    <style:style style:name="P3" style:family="paragraph" style:parent-style-name="Standard">
      <style:paragraph-properties fo:text-align="start" style:justify-single-word="false"/>
      <style:text-properties officeooo:rsid="0008de5e" officeooo:paragraph-rsid="0008de5e"/>
    </style:style>
    <style:style style:name="P4" style:family="paragraph" style:parent-style-name="Standard">
      <style:paragraph-properties fo:text-align="start" style:justify-single-word="false"/>
      <style:text-properties officeooo:paragraph-rsid="00075df6"/>
    </style:style>
    <style:style style:name="P5" style:family="paragraph" style:parent-style-name="Standard">
      <style:paragraph-properties fo:text-align="start" style:justify-single-word="false"/>
      <style:text-properties officeooo:rsid="0008de5e" officeooo:paragraph-rsid="0008de5e"/>
    </style:style>
    <style:style style:name="P6" style:family="paragraph" style:parent-style-name="Standard">
      <style:paragraph-properties fo:text-align="start" style:justify-single-word="false"/>
      <style:text-properties fo:color="#c9211e" loext:opacity="100%" fo:font-weight="bold" officeooo:rsid="000b326a" officeooo:paragraph-rsid="000b326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eef40" officeooo:paragraph-rsid="000eef40"/>
    </style:style>
    <style:style style:name="P8" style:family="paragraph" style:parent-style-name="Standard">
      <style:paragraph-properties fo:text-align="start" style:justify-single-word="false"/>
      <style:text-properties officeooo:rsid="00106c29" officeooo:paragraph-rsid="00106c29"/>
    </style:style>
    <style:style style:name="P9" style:family="paragraph" style:parent-style-name="Standard">
      <style:paragraph-properties fo:text-align="justify" style:justify-single-word="false"/>
      <style:text-properties officeooo:rsid="00106c29" officeooo:paragraph-rsid="00106c29"/>
    </style:style>
    <style:style style:name="P10" style:family="paragraph" style:parent-style-name="Standard">
      <style:paragraph-properties fo:text-align="start" style:justify-single-word="false"/>
      <style:text-properties officeooo:rsid="0015d39a" officeooo:paragraph-rsid="0015d39a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d39a" officeooo:paragraph-rsid="0015d39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0.5pt" fo:font-weight="bold" officeooo:rsid="0015d39a" officeooo:paragraph-rsid="0015d39a" fo:background-color="transparent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style:line-height-at-least="0.335cm"/>
      <style:text-properties style:use-window-font-color="true" loext:opacity="0%" fo:font-size="10.5pt" fo:font-weight="bold" fo:background-color="transparent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style:line-height-at-least="0.335cm"/>
      <style:text-properties style:use-window-font-color="true" loext:opacity="0%" fo:font-size="10.5pt" fo:font-weight="bold" officeooo:paragraph-rsid="0015d39a" fo:background-color="transparent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officeooo:rsid="0008de5e" officeooo:paragraph-rsid="0008de5e"/>
    </style:style>
    <style:style style:name="T1" style:family="text">
      <style:text-properties officeooo:rsid="0008de5e"/>
    </style:style>
    <style:style style:name="T2" style:family="text">
      <style:text-properties officeooo:rsid="0009b8e7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normal" style:font-weight-asian="normal" style:font-weight-complex="normal"/>
    </style:style>
    <style:style style:name="T5" style:family="text">
      <style:text-properties style:use-window-font-color="true" loext:opacity="0%" style:font-name="Liberation Serif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0ce4"/>
    </style:style>
    <style:style style:name="T8" style:family="text">
      <style:text-properties officeooo:rsid="00118d78"/>
    </style:style>
    <style:style style:name="T9" style:family="text">
      <style:text-properties officeooo:rsid="0012a371"/>
    </style:style>
    <style:style style:name="T10" style:family="text">
      <style:text-properties officeooo:rsid="0013b983"/>
    </style:style>
    <style:style style:name="T11" style:family="text">
      <style:text-properties officeooo:rsid="00154da4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7pt"/>
    </style:style>
    <style:style style:name="T14" style:family="text">
      <style:text-properties style:font-name="Consolas" fo:font-size="7pt" fo:font-weight="normal"/>
    </style:style>
    <style:style style:name="T15" style:family="text">
      <style:text-properties fo:color="#9cdcfe" loext:opacity="100%" style:font-name="Consolas" fo:font-size="7pt"/>
    </style:style>
    <style:style style:name="T16" style:family="text">
      <style:text-properties fo:color="#9cdcfe" loext:opacity="100%" style:font-name="Consolas" fo:font-size="7pt" fo:font-weight="normal"/>
    </style:style>
    <style:style style:name="T17" style:family="text">
      <style:text-properties fo:color="#ce9178" loext:opacity="100%" style:font-name="Consolas" fo:font-size="7pt"/>
    </style:style>
    <style:style style:name="T18" style:family="text">
      <style:text-properties fo:color="#ce9178" loext:opacity="100%" style:font-name="Consolas" fo:font-size="7pt" fo:font-weight="normal"/>
    </style:style>
    <style:style style:name="T19" style:family="text">
      <style:text-properties fo:font-variant="normal" fo:text-transform="none" fo:color="#333333" loext:opacity="100%" style:font-name="Scope One" fo:font-size="10.5pt" fo:letter-spacing="normal" fo:font-style="normal" fo:font-weight="normal"/>
    </style:style>
    <style:style style:name="T20" style:family="text">
      <style:text-properties fo:font-variant="normal" fo:text-transform="none" fo:color="#333333" loext:opacity="100%" style:font-name="Scope One" fo:font-size="10.5pt" fo:letter-spacing="normal" fo:font-style="normal" fo:font-weight="normal" officeooo:rsid="00174e59"/>
    </style:style>
    <style:style style:name="T21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22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23" style:family="text">
      <style:text-properties fo:font-variant="normal" fo:text-transform="none" fo:color="#333333" loext:opacity="100%" style:font-name="Liberation Serif" fo:letter-spacing="normal" fo:font-style="normal" fo:font-weight="normal"/>
    </style:style>
    <style:style style:name="T24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3b63db" loext:opacity="100%" style:font-name="var font-code" fo:letter-spacing="normal" fo:font-style="normal" fo:font-weight="normal"/>
    </style:style>
    <style:style style:name="T26" style:family="text">
      <style:text-properties fo:font-variant="normal" fo:text-transform="none" fo:color="#3b63db" loext:opacity="100%" fo:letter-spacing="normal" fo:font-style="normal" fo:font-weight="normal"/>
    </style:style>
    <style:style style:name="T27" style:family="text">
      <style:text-properties fo:font-variant="normal" fo:text-transform="none" fo:color="#3b63db" loext:opacity="100%" style:font-name="Liberation Serif" fo:letter-spacing="normal" fo:font-style="normal" fo:font-weight="normal"/>
    </style:style>
    <style:style style:name="T28" style:family="text">
      <style:text-properties fo:font-variant="normal" fo:text-transform="none" fo:color="#3b63db" loext:opacity="100%" style:font-name="Liberation Serif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RN de Traversy Media</text:p>
      <text:p text:style-name="P1"/>
      <text:p text:style-name="P2">1. Métodos de petición</text:p>
      <text:p text:style-name="P2"><text:tab/>GET, POST, DELETE, PUT</text:p>
      <text:p text:style-name="P2"/>
      <text:p text:style-name="P4"><text:a xlink:type="simple" xlink:href="https://www.w3schools.com/tags/ref_httpmethods.asp" text:style-name="Internet_20_link" text:visited-style-name="Visited_20_Internet_20_Link"><text:span text:style-name="T1">w3schools</text:span></text:a></text:p>
      <text:p text:style-name="P2"/>
      <text:p text:style-name="P3">2. <text:span text:style-name="T2">Backend – 7:13</text:span></text:p>
      <text:p text:style-name="P3"/>
      <text:p text:style-name="P6">Nota: <text:span text:style-name="T4">El </text:span><text:span text:style-name="T3">npm init</text:span><text:span text:style-name="T4"> lo ejecuté en la carpeta mern-tutorial no en backend, se respondieron las preguntas como indica abajo, en entry point indiqué server.js.</text:span></text:p>
      <text:p text:style-name="P3"/>
      <text:p text:style-name="P3">package name: (mern-tutorial)</text:p>
      <text:p text:style-name="P3">version: (1.0.0) <text:s text:c="87"/></text:p>
      <text:p text:style-name="P3">description: mern app 2022 <text:s text:c="77"/></text:p>
      <text:p text:style-name="P3">entry point: (index.js) server.js <text:s text:c="70"/></text:p>
      <text:p text:style-name="P3">test command: <text:s text:c="90"/></text:p>
      <text:p text:style-name="P3">git repository: <text:s text:c="88"/></text:p>
      <text:p text:style-name="P3">keywords:</text:p>
      <text:p text:style-name="P3">author: Ricardo Otalora <text:s text:c="80"/></text:p>
      <text:p text:style-name="P3">license: (ISC) <text:s text:c="89"/></text:p>
      <text:p text:style-name="P3">About to write to C:\Users\Ricardo\Portfolio\mern-tutorial\package.json:</text:p>
      <text:p text:style-name="P3"/>
      <text:p text:style-name="P7">4. Voy a crear otro archivo en el directorio raiz llamado .gitignore donde voy a indicar los archivos o directorios que no quiero subir a github por ser muy pesados o por motivos de seguridad<text:span text:style-name="T7">(.env node_moduels...)</text:span>.</text:p>
      <text:p text:style-name="P7"/>
      <text:p text:style-name="P8">5. Instalar Dependencias <text:span text:style-name="T8">para el backend.</text:span></text:p>
      <text:p text:style-name="P8"><text:tab/><text:span text:style-name="T6">&gt;</text:span> npm i express dotenv mongoose colors</text:p>
      <text:p text:style-name="P8"><text:s text:c="4"/><text:span text:style-name="T9">Como devDependencie</text:span><text:span text:style-name="T10">s</text:span><text:span text:style-name="T9">:</text:span></text:p>
      <text:p text:style-name="P8"><text:s text:c="11"/><text:span text:style-name="T6"><text:s/>&gt;</text:span> <text:span text:style-name="T9">npm i -D nodemon</text:span></text:p>
      <text:p text:style-name="P8"><text:s text:c="12"/><text:span text:style-name="T11">nodemon es para evitar estar reinicializando el servidor cada vez que hacemos un cambio</text:span></text:p>
      <text:p text:style-name="P8"/>
      <text:p text:style-name="P10">6. Vamos a modificar el package.json, la parte de scripts la vamos a dejar de la siguiente manera:</text:p>
      <text:p text:style-name="P10"/>
      <text:p text:style-name="P12"><text:span text:style-name="T12">"scripts": {</text:span></text:p>
      <text:p text:style-name="P13"><text:span text:style-name="T12"><text:s text:c="3"/>"start": "node backend/server.js",</text:span></text:p>
      <text:p text:style-name="P14"><text:span text:style-name="T12"><text:s text:c="3"/>"server": "nodemon backend/server.js"</text:span></text:p>
      <text:p text:style-name="P14"><text:s/><text:span text:style-name="T12">},</text:span></text:p>
      <text:p text:style-name="P11"><text:s/></text:p>
      <text:p text:style-name="P9"><text:span text:style-name="T30">La idea es incorporar en el fichero </text:span><text:span text:style-name="Source_20_Text"><text:span text:style-name="T30">package.json</text:span></text:span><text:span text:style-name="T30">, una colección de scripts que pueden ser abreviados con un nombre de tarea y ejecutados desde <text:s/>la carpeta raíz del proyecto escribiendo </text:span><text:span text:style-name="Source_20_Text"><text:span text:style-name="T30">npm run &lt;tarea&gt;</text:span></text:span><text:span text:style-name="T30">.</text:span><text:span text:style-name="T5"> </text:span></text:p>
      <text:p text:style-name="P15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cope One" svg:font-family="'Scope One'"/>
    <style:font-face style:name="var font-code" svg:font-family="'var font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09:34:05.228000000</meta:creation-date>
    <meta:generator>LibreOffice/7.3.0.3$Windows_X86_64 LibreOffice_project/0f246aa12d0eee4a0f7adcefbf7c878fc2238db3</meta:generator>
    <dc:date>2022-09-13T10:22:51.349000000</dc:date>
    <meta:editing-duration>PT34M36S</meta:editing-duration>
    <meta:editing-cycles>16</meta:editing-cycles>
    <meta:document-statistic meta:table-count="0" meta:image-count="0" meta:object-count="0" meta:page-count="1" meta:paragraph-count="29" meta:word-count="199" meta:character-count="1926" meta:non-whitespace-character-count="1126"/>
  </office:meta>
</office:document-meta>
</file>